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7">
      <style:paragraph-properties fo:margin-top="0in" fo:margin-bottom="0in"/>
    </style:style>
    <style:style style:name="P46" style:family="paragraph" style:parent-style-name="Text_20_body" style:list-style-name="L8">
      <style:paragraph-properties fo:margin-top="0in" fo:margin-bottom="0in"/>
    </style:style>
    <style:style style:name="P47" style:family="paragraph" style:parent-style-name="Text_20_body" style:list-style-name="L9">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text:a xlink:type="simple" xlink:href="http://msprogrammer.serviciipeweb.ro/" office:name=""><text:span text:style-name="Definition">http://msprogrammer.serviciipeweb.ro/</text:span></text:a> .</text:p>
      <text:p text:style-name="Text_20_body">Andrei Ignat has &gt;20 year programming experience. He started from VB3 , passed via plain old ASP and a former C# Microsoft Most Valuable Professional (MVP). He is also a consultant, author, speaker,www.adces.ro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4">
        <text:list-item>
          <text:p text:style-name="P4">prototype solution in a console app</text:p>
        </text:list-item>
        <text:list-item>
          <text:p text:style-name="P4">use <text:a xlink:type="simple" xlink:href="https://github.com/dotnetcore/NPOI" office:name=""><text:span text:style-name="Definition">NPOI</text:span></text:a> library for handling Word document reading. The decision is simply based on prefference. <text:a xlink:type="simple" xlink:href="https://github.com/ClosedXML/ClosedXML" office:name=""><text:span text:style-name="Definition">ClosedXML</text:span></text:a> is another options. However we chosed to go with a native approach that does't require to have the Microsoft suite installed on pur computer simply because it was easy.</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5">string folderWithWordDocs = Console.ReadLine();</text:p>
      <text:p text:style-name="P6"><text:s text:c="12"/></text:p>
      <text:p text:style-name="P7">//omitted code for clarity</text:p>
      <text:p text:style-name="P8">foreach (string file in Directory.GetFiles(folderWithWordDocs, "*.docx"))</text:p>
      <text:p text:style-name="P9">{ <text:s text:c="7"/></text:p>
      <text:p text:style-name="P10"><text:s text:c="4"/>//omitted code for clarity</text:p>
      <text:p text:style-name="P11"><text:s text:c="4"/>var contractorDetails = ExactContractorDetails(document.Tables[0]);</text:p>
      <text:p text:style-name="P12"><text:s text:c="4"/>allContractors.Add(contractorDetails);</text:p>
      <text:p text:style-name="P13">}</text:p>
      <text:p text:style-name="First_20_paragraph">We were facing resolving the solution just with a list of sequence of operations without any control flow involved. Great!</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 When reading files on the hard disk, you should understand if you want to enumerate all files or just see if there are any files , e.g. EnumerateFiles and GetFiles. Read the difference between IEnumerable and array ().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1-1"/>Chapter 1<text:bookmark-end text:name="chapter-1-1"/></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5">
        <text:list-item>
          <text:p text:style-name="P14">a business logic</text:p>
        </text:list-item>
        <text:list-item>
          <text:p text:style-name="P14">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6">
        <text:list-item>
          <text:p text:style-name="P15">all the file conversion resides in a single place</text:p>
        </text:list-item>
        <text:list-item>
          <text:p text:style-name="P15">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6">var wordExtractor = new WordContractExtractor(folderWithWordDocs);</text:p>
      <text:p text:style-name="P17">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Version Control: <text:a xlink:type="simple" xlink:href="https://en.wikipedia.org/wiki/Version_control" office:name=""><text:span text:style-name="Definition">https://en.wikipedia.org/wiki/Version_control</text:span></text:a> Set also a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1"/>Exercise<text:bookmark-end text:name="exercise-1"/></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8">var settings = Settings.From("app.json");</text:p>
      <text:p text:style-name="P19">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2"/>Exercise<text:bookmark-end text:name="exercise-2"/></text:h>
      <text:p text:style-name="First_20_paragraph">Modify the existing solution to support both Console and GUI.</text:p>
      <text:h text:style-name="Heading_20_2" text:outline-level="2"><text:bookmark-start text:name="impact-to-the-solution"/>Impact to the solution<text:bookmark-end text:name="impact-to-the-solution"/></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20">public void ExtractToFile(string excelFileOutput)</text:p>
      <text:p text:style-name="P21">{ <text:s text:c="6"/></text:p>
      <text:p text:style-name="P22">string[] files = Directory.GetFiles(_documentLocation, "*.docx");</text:p>
      <text:p text:style-name="P23">_logger.Info($"processing {files.Length} word documents");</text:p>
      <text:p text:style-name="P24">//code omitted for brevity</text:p>
      <text:p text:style-name="First_20_paragraph">The Console code now is very simple, just calling code from BL:</text:p>
      <text:p text:style-name="P25">var settings = Settings.From("app.json");</text:p>
      <text:p text:style-name="P26">var extractor = new WordContractExtractor(settings.DocumentsLocation);</text:p>
      <text:p text:style-name="P27">extractor.Start();</text:p>
      <text:p text:style-name="First_20_paragraph">The Desktop is calling the same BL , with some increased feedback for the user:</text:p>
      <text:p text:style-name="P28">try</text:p>
      <text:p text:style-name="P29">{</text:p>
      <text:p text:style-name="P30"><text:s text:c="4"/>string folderWithWordDocs = folderPath.Text;</text:p>
      <text:p text:style-name="P31"><text:s text:c="4"/>if (string.IsNullOrWhiteSpace(folderWithWordDocs))</text:p>
      <text:p text:style-name="P32"><text:s text:c="4"/>{</text:p>
      <text:p text:style-name="P33"><text:s text:c="8"/>MessageBox.Show("please choose a folder");</text:p>
      <text:p text:style-name="P34"><text:s text:c="8"/>return;</text:p>
      <text:p text:style-name="P35"><text:s text:c="4"/>}</text:p>
      <text:p text:style-name="P36"><text:s text:c="4"/>string excelResultsFile = "Contractors.xlsx";</text:p>
      <text:p text:style-name="P37"><text:s text:c="4"/>var wordExtractor = new WordContractExtractor(folderWithWordDocs);</text:p>
      <text:p text:style-name="P38"><text:s text:c="4"/>wordExtractor.ExtractToFile(excelResultsFile);</text:p>
      <text:p text:style-name="P39">}</text:p>
      <text:p text:style-name="P40">catch(Exception ex)</text:p>
      <text:p text:style-name="P41">{</text:p>
      <text:p text:style-name="P42"><text:s text:c="4"/>_logger.Error(ex,$"exception in <text:s text:c="1"/>{nameof(StartButton_Click)}");</text:p>
      <text:p text:style-name="P43"><text:s text:c="4"/>MessageBox.Show("an error occured. See the log file for details");</text:p>
      <text:p text:style-name="P44">}</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3"/>Exercise<text:bookmark-end text:name="exercise-3"/></text:h>
      <text:p text:style-name="First_20_paragraph">Starting from the solution , add support for reading either from local folder, either from zip file.</text:p>
      <text:h text:style-name="Heading_20_2" text:outline-level="2"><text:bookmark-start text:name="impact-to-the-solution-1"/>Impact to the solution<text:bookmark-end text:name="impact-to-the-solution-1"/></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7">
        <text:list-item>
          <text:p text:style-name="P45">An interface for the file system which supports listing files (IFIleSystem)</text:p>
        </text:list-item>
        <text:list-item>
          <text:p text:style-name="P45">An interface the actual file. This needs to have a Name and to read the content from either a zip file, either a folder into the system (IFile).</text:p>
        </text:list-item>
      </text:list>
      <text:p text:style-name="First_20_paragraph">Our core program needs to:</text:p>
      <text:list text:style-name="L8">
        <text:list-item>
          <text:p text:style-name="P46">find Word documents</text:p>
        </text:list-item>
        <text:list-item>
          <text:p text:style-name="P46">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9">
        <text:list-item>
          <text:p text:style-name="P47">DirectoryFileSystem</text:p>
        </text:list-item>
        <text:list-item>
          <text:p text:style-name="P47">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8">var settings = Settings.From("app.json");</text:p>
      <text:p text:style-name="P49">var fileSystem = settings.FileSystemProvider.CurrentFileSystem();</text:p>
      <text:p text:style-name="P50">var extractor = new WordContractExtractor(fileSystem);</text:p>
      <text:p text:style-name="P51">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technical-reading-box"/>Technical Reading Box<text:bookmark-end text:name="technical-reading-box"/></text:h>
      <text:list text:style-name="L10">
        <text:list-item>
          <text:p text:style-name="P52">Interfaces vs Abstract Classes</text:p>
        </text:list-item>
        <text:list-item>
          <text:p text:style-name="P52">IDisposable <text:a xlink:type="simple" xlink:href="https://docs.microsoft.com/en-us/dotnet/api/system.idisposable" office:name=""><text:span text:style-name="Definition">https://docs.microsoft.com/en-us/dotnet/api/system.idisposable</text:span></text:a></text:p>
        </text:list-item>
        <text:list-item>
          <text:p text:style-name="P52">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52">How to Serialize interfaces to restore classes</text:p>
        </text:list-item>
        <text:list-item>
          <text:p text:style-name="P52">Unit Test vs Integration Test vs Component Test vs System Test vs Load Test</text:p>
        </text:list-item>
        <text:list-item>
          <text:p text:style-name="P52">ArrangeActAssert vs GivenWhenTest</text:p>
        </text:list-item>
        <text:list-item>
          <text:p text:style-name="P52">Mock vs Fakes vs Stubs : <text:a xlink:type="simple" xlink:href="https://martinfowler.com/articles/mocksArentStubs.html" office:name=""><text:span text:style-name="Definition">https://martinfowler.com/articles/mocksArentStubs.html</text:span></text:a></text:p>
        </text:list-item>
        <text:list-item>
          <text:p text:style-name="P52">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11">
        <text:list-item>
          <text:p text:style-name="P53">Create a different branch for each client</text:p>
        </text:list-item>
        <text:list-item>
          <text:p text:style-name="P53">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2">
        <text:list-item>
          <text:p text:style-name="P54">Creating separate branch, is no effort</text:p>
        </text:list-item>
        <text:list-item>
          <text:p text:style-name="P54">Best way to separate behavior and replicate bugs</text:p>
        </text:list-item>
        <text:list-item>
          <text:p text:style-name="P54">It is easy to implement new different feature for each client <text:span text:style-name="T2">Problems</text:span></text:p>
        </text:list-item>
        <text:list-item>
          <text:p text:style-name="P54"><text:span text:style-name="T3">IF</text:span> When a bug appears , it should be replicated on every client . This could be done by either have a single master and replicating to each branch</text:p>
        </text:list-item>
        <text:list-item>
          <text:p text:style-name="P54">writing the bug solving code on every branch</text:p>
        </text:list-item>
        <text:list-item>
          <text:p text:style-name="P54">Same with a new feature that many clients want.</text:p>
        </text:list-item>
        <text:list-item>
          <text:p text:style-name="P54">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3">
        <text:list-item>
          <text:p text:style-name="P55">Single branch to maintain</text:p>
        </text:list-item>
        <text:list-item>
          <text:p text:style-name="P55">Fixing a bug =&gt; it is done in a single branch</text:p>
        </text:list-item>
      </text:list>
      <text:p text:style-name="First_20_paragraph"><text:span text:style-name="T2">Problems</text:span></text:p>
      <text:list text:style-name="L14">
        <text:list-item>
          <text:p text:style-name="P56">Re-architecting the application to support different features per configuration.</text:p>
        </text:list-item>
        <text:list-item>
          <text:p text:style-name="P56">Replicate the client behaviour is more difficult</text:p>
        </text:list-item>
        <text:list-item>
          <text:p text:style-name="P56">Create a feature requires more time to integrate with the configuration system</text:p>
        </text:list-item>
        <text:list-item>
          <text:p text:style-name="P56">Components per client</text:p>
        </text:list-item>
        <text:list-item>
          <text:p text:style-name="P56">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5">
        <text:list-item>
          <text:p text:style-name="P57">Design Pattern - strategy</text:p>
        </text:list-item>
        <text:list-item>
          <text:p text:style-name="P57">Plugin architecture in .NET Core 3</text:p>
        </text:list-item>
        <text:list-item>
          <text:p text:style-name="P57">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7">AutoUpdate application - Click Once, Electron</text:p>
        </text:list-item>
        <text:list-item>
          <text:p text:style-name="P57">.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31T10:08:02Z</meta:creation-date>
    <dc:date>2020-05-31T10:08:02Z</dc:date>
  </office:meta>
</office:document-meta>
</file>